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1.09pt"/>
    </style:style>
    <style:style style:name="co3" style:family="table-column">
      <style:table-column-properties fo:break-before="auto" style:column-width="112.7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adf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பதிலிடு பெயர் Pronoun</text:p>
          </table:table-cell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Nominative</text:p>
          </table:table-cell>
          <table:table-cell table:style-name="ce2" office:value-type="string" calcext:value-type="string">
            <text:p>Genitive</text:p>
          </table:table-cell>
          <table:table-cell table:style-name="ce2" office:value-type="string" calcext:value-type="string">
            <text:p>Accusative</text:p>
          </table:table-cell>
          <table:table-cell table:style-name="ce2" office:value-type="string" calcext:value-type="string">
            <text:p>Instrumental</text:p>
          </table:table-cell>
          <table:table-cell table:style-name="ce2" office:value-type="string" calcext:value-type="string">
            <text:p>Dative</text:p>
          </table:table-cell>
          <table:table-cell table:style-name="ce2" office:value-type="string" calcext:value-type="string">
            <text:p>Locative</text:p>
          </table:table-cell>
          <table:table-cell table:style-name="ce2" office:value-type="string" calcext:value-type="string">
            <text:p>Genitive</text:p>
          </table:table-cell>
          <table:table-cell table:style-name="ce2" office:value-type="string" calcext:value-type="string">
            <text:p>Sociative</text:p>
          </table:table-cell>
          <table:table-cell table:style-name="ce2" office:value-type="string" calcext:value-type="string">
            <text:p>Ablative</text:p>
          </table:table-cell>
          <table:table-cell table:number-columns-repeated="1013"/>
        </table:table-row>
        <table:table-row table:style-name="ro2">
          <table:table-cell/>
          <table:table-cell table:style-name="ce3" table:number-columns-repeated="10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1st person</text:p>
          </table:table-cell>
          <table:table-cell table:style-name="ce2" office:value-type="string" calcext:value-type="string">
            <text:p>நான்</text:p>
          </table:table-cell>
          <table:table-cell table:style-name="ce2" office:value-type="string" calcext:value-type="string">
            <text:p>என்</text:p>
          </table:table-cell>
          <table:table-cell table:style-name="ce2" office:value-type="string" calcext:value-type="string">
            <text:p>என்னை</text:p>
          </table:table-cell>
          <table:table-cell table:style-name="ce2" office:value-type="string" calcext:value-type="string">
            <text:p>என்னால்</text:p>
          </table:table-cell>
          <table:table-cell table:style-name="ce2" office:value-type="string" calcext:value-type="string">
            <text:p>எனக்கு</text:p>
          </table:table-cell>
          <table:table-cell table:style-name="ce2" office:value-type="string" calcext:value-type="string">
            <text:p>என்னிடம்</text:p>
          </table:table-cell>
          <table:table-cell table:style-name="ce2" office:value-type="string" calcext:value-type="string">
            <text:p>எனது, என்னுடைய</text:p>
          </table:table-cell>
          <table:table-cell table:style-name="ce2" office:value-type="string" calcext:value-type="string">
            <text:p>என்னோடு</text:p>
          </table:table-cell>
          <table:table-cell table:style-name="ce2" office:value-type="string" calcext:value-type="string">
            <text:p>என்னிடமிருந்து</text:p>
          </table:table-cell>
          <table:table-cell table:number-columns-repeated="1013"/>
        </table:table-row>
        <table:table-row table:style-name="ro2">
          <table:table-cell/>
          <table:table-cell table:style-name="ce4"/>
          <table:table-cell table:style-name="ce2" office:value-type="string" calcext:value-type="string">
            <text:p>நாம்</text:p>
          </table:table-cell>
          <table:table-cell table:style-name="ce2" office:value-type="string" calcext:value-type="string">
            <text:p>நம்</text:p>
          </table:table-cell>
          <table:table-cell table:style-name="ce2" office:value-type="string" calcext:value-type="string">
            <text:p>நம்மை</text:p>
          </table:table-cell>
          <table:table-cell table:style-name="ce2" office:value-type="string" calcext:value-type="string">
            <text:p>நம்மால்</text:p>
          </table:table-cell>
          <table:table-cell table:style-name="ce2" office:value-type="string" calcext:value-type="string">
            <text:p>நமக்கு</text:p>
          </table:table-cell>
          <table:table-cell table:style-name="ce2" office:value-type="string" calcext:value-type="string">
            <text:p>நம்மிடம்</text:p>
          </table:table-cell>
          <table:table-cell table:style-name="ce2" office:value-type="string" calcext:value-type="string">
            <text:p>நமது, நம்முடைய</text:p>
          </table:table-cell>
          <table:table-cell table:style-name="ce2" office:value-type="string" calcext:value-type="string">
            <text:p>நம்மோடு</text:p>
          </table:table-cell>
          <table:table-cell table:style-name="ce2" office:value-type="string" calcext:value-type="string">
            <text:p>நம்மிடமிருந்து</text:p>
          </table:table-cell>
          <table:table-cell table:number-columns-repeated="1013"/>
        </table:table-row>
        <table:table-row table:style-name="ro2">
          <table:table-cell/>
          <table:table-cell table:style-name="ce4"/>
          <table:table-cell table:style-name="ce2" office:value-type="string" calcext:value-type="string">
            <text:p>நாங்கள்</text:p>
          </table:table-cell>
          <table:table-cell table:style-name="ce2" office:value-type="string" calcext:value-type="string">
            <text:p>எங்கள்</text:p>
          </table:table-cell>
          <table:table-cell table:style-name="ce2" office:value-type="string" calcext:value-type="string">
            <text:p>எங்களை</text:p>
          </table:table-cell>
          <table:table-cell table:style-name="ce2" office:value-type="string" calcext:value-type="string">
            <text:p>எங்களால்</text:p>
          </table:table-cell>
          <table:table-cell table:style-name="ce2" office:value-type="string" calcext:value-type="string">
            <text:p>எங்களுக்கு</text:p>
          </table:table-cell>
          <table:table-cell table:style-name="ce2" office:value-type="string" calcext:value-type="string">
            <text:p>எங்களிடம்</text:p>
          </table:table-cell>
          <table:table-cell table:style-name="ce2" office:value-type="string" calcext:value-type="string">
            <text:p>எங்களது, எங்களுடைய</text:p>
          </table:table-cell>
          <table:table-cell table:style-name="ce2" office:value-type="string" calcext:value-type="string">
            <text:p>எங்களோடு</text:p>
          </table:table-cell>
          <table:table-cell table:style-name="ce2" office:value-type="string" calcext:value-type="string">
            <text:p>எங்களிடமிருந்து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2nd person</text:p>
          </table:table-cell>
          <table:table-cell table:style-name="ce2" office:value-type="string" calcext:value-type="string">
            <text:p>நீ</text:p>
          </table:table-cell>
          <table:table-cell table:style-name="ce2" office:value-type="string" calcext:value-type="string">
            <text:p>உன்</text:p>
          </table:table-cell>
          <table:table-cell table:style-name="ce2" office:value-type="string" calcext:value-type="string">
            <text:p>உன்னை</text:p>
          </table:table-cell>
          <table:table-cell table:style-name="ce2" office:value-type="string" calcext:value-type="string">
            <text:p>உன்னால்</text:p>
          </table:table-cell>
          <table:table-cell table:style-name="ce2" office:value-type="string" calcext:value-type="string">
            <text:p>உனக்கு</text:p>
          </table:table-cell>
          <table:table-cell table:style-name="ce2" office:value-type="string" calcext:value-type="string">
            <text:p>உன்னிடம்</text:p>
          </table:table-cell>
          <table:table-cell table:style-name="ce2" office:value-type="string" calcext:value-type="string">
            <text:p>உனது, உன்னுடைய</text:p>
          </table:table-cell>
          <table:table-cell table:style-name="ce2" office:value-type="string" calcext:value-type="string">
            <text:p>உன்னோடு</text:p>
          </table:table-cell>
          <table:table-cell table:style-name="ce2" office:value-type="string" calcext:value-type="string">
            <text:p>உன்னிடமிருந்து</text:p>
          </table:table-cell>
          <table:table-cell table:number-columns-repeated="1013"/>
        </table:table-row>
        <table:table-row table:style-name="ro2">
          <table:table-cell/>
          <table:table-cell table:style-name="ce4"/>
          <table:table-cell table:style-name="ce2" office:value-type="string" calcext:value-type="string">
            <text:p>நீங்கள்</text:p>
          </table:table-cell>
          <table:table-cell table:style-name="ce2" office:value-type="string" calcext:value-type="string">
            <text:p>உங்கள்</text:p>
          </table:table-cell>
          <table:table-cell table:style-name="ce2" office:value-type="string" calcext:value-type="string">
            <text:p>உங்களை</text:p>
          </table:table-cell>
          <table:table-cell table:style-name="ce2" office:value-type="string" calcext:value-type="string">
            <text:p>உங்களால்</text:p>
          </table:table-cell>
          <table:table-cell table:style-name="ce2" office:value-type="string" calcext:value-type="string">
            <text:p>உங்களுக்கு</text:p>
          </table:table-cell>
          <table:table-cell table:style-name="ce2" office:value-type="string" calcext:value-type="string">
            <text:p>உங்களிடம்</text:p>
          </table:table-cell>
          <table:table-cell table:style-name="ce2" office:value-type="string" calcext:value-type="string">
            <text:p>உங்களது, உங்களுடைய</text:p>
          </table:table-cell>
          <table:table-cell table:style-name="ce2" office:value-type="string" calcext:value-type="string">
            <text:p>உங்களோடு</text:p>
          </table:table-cell>
          <table:table-cell table:style-name="ce2" office:value-type="string" calcext:value-type="string">
            <text:p>உங்களிடமிருந்து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3rd person</text:p>
          </table:table-cell>
          <table:table-cell table:number-columns-repeated="2" table:style-name="ce2" office:value-type="string" calcext:value-type="string">
            <text:p>அவன்</text:p>
          </table:table-cell>
          <table:table-cell table:style-name="ce2" office:value-type="string" calcext:value-type="string">
            <text:p>அவனை</text:p>
          </table:table-cell>
          <table:table-cell table:style-name="ce2" office:value-type="string" calcext:value-type="string">
            <text:p>அவனால்</text:p>
          </table:table-cell>
          <table:table-cell table:style-name="ce2" office:value-type="string" calcext:value-type="string">
            <text:p>அவனுக்கு</text:p>
          </table:table-cell>
          <table:table-cell table:style-name="ce2" office:value-type="string" calcext:value-type="string">
            <text:p>அவனிடம்</text:p>
          </table:table-cell>
          <table:table-cell table:style-name="ce2" office:value-type="string" calcext:value-type="string">
            <text:p>அவனது, அவனுடைய</text:p>
          </table:table-cell>
          <table:table-cell table:style-name="ce2" office:value-type="string" calcext:value-type="string">
            <text:p>அவனோடு</text:p>
          </table:table-cell>
          <table:table-cell table:style-name="ce2" office:value-type="string" calcext:value-type="string">
            <text:p>அவனிடமிருந்து</text:p>
          </table:table-cell>
          <table:table-cell table:number-columns-repeated="1013"/>
        </table:table-row>
        <table:table-row table:style-name="ro2">
          <table:table-cell/>
          <table:table-cell table:style-name="ce4"/>
          <table:table-cell table:number-columns-repeated="2" table:style-name="ce2" office:value-type="string" calcext:value-type="string">
            <text:p>அவள்</text:p>
          </table:table-cell>
          <table:table-cell table:style-name="ce2" office:value-type="string" calcext:value-type="string">
            <text:p>அவளை</text:p>
          </table:table-cell>
          <table:table-cell table:style-name="ce2" office:value-type="string" calcext:value-type="string">
            <text:p>அவளால்</text:p>
          </table:table-cell>
          <table:table-cell table:style-name="ce2" office:value-type="string" calcext:value-type="string">
            <text:p>அவளுக்கு</text:p>
          </table:table-cell>
          <table:table-cell table:style-name="ce2" office:value-type="string" calcext:value-type="string">
            <text:p>அவளிடம்</text:p>
          </table:table-cell>
          <table:table-cell table:style-name="ce2" office:value-type="string" calcext:value-type="string">
            <text:p>அவளது, அவளுடைய</text:p>
          </table:table-cell>
          <table:table-cell table:style-name="ce2" office:value-type="string" calcext:value-type="string">
            <text:p>அவளோடு</text:p>
          </table:table-cell>
          <table:table-cell table:style-name="ce2" office:value-type="string" calcext:value-type="string">
            <text:p>அவளிடமிருந்து</text:p>
          </table:table-cell>
          <table:table-cell table:number-columns-repeated="1013"/>
        </table:table-row>
        <table:table-row table:style-name="ro2">
          <table:table-cell/>
          <table:table-cell table:style-name="ce4"/>
          <table:table-cell table:number-columns-repeated="2" table:style-name="ce2" office:value-type="string" calcext:value-type="string">
            <text:p>அவர்</text:p>
          </table:table-cell>
          <table:table-cell table:style-name="ce2" office:value-type="string" calcext:value-type="string">
            <text:p>அவரை</text:p>
          </table:table-cell>
          <table:table-cell table:style-name="ce2" office:value-type="string" calcext:value-type="string">
            <text:p>அவரால்</text:p>
          </table:table-cell>
          <table:table-cell table:style-name="ce2" office:value-type="string" calcext:value-type="string">
            <text:p>அவருக்கு</text:p>
          </table:table-cell>
          <table:table-cell table:style-name="ce2" office:value-type="string" calcext:value-type="string">
            <text:p>அவரிடம்</text:p>
          </table:table-cell>
          <table:table-cell table:style-name="ce2" office:value-type="string" calcext:value-type="string">
            <text:p>அவரது, அவருடைய</text:p>
          </table:table-cell>
          <table:table-cell table:style-name="ce2" office:value-type="string" calcext:value-type="string">
            <text:p>அவரோடு</text:p>
          </table:table-cell>
          <table:table-cell table:style-name="ce2" office:value-type="string" calcext:value-type="string">
            <text:p>அவரிடமிருந்து</text:p>
          </table:table-cell>
          <table:table-cell table:number-columns-repeated="1013"/>
        </table:table-row>
        <table:table-row table:style-name="ro2">
          <table:table-cell/>
          <table:table-cell table:style-name="ce4"/>
          <table:table-cell table:number-columns-repeated="2" table:style-name="ce2" office:value-type="string" calcext:value-type="string">
            <text:p>அவர்கள்</text:p>
          </table:table-cell>
          <table:table-cell table:style-name="ce2" office:value-type="string" calcext:value-type="string">
            <text:p>அவர்களை</text:p>
          </table:table-cell>
          <table:table-cell table:style-name="ce2" office:value-type="string" calcext:value-type="string">
            <text:p>அவர்களால்</text:p>
          </table:table-cell>
          <table:table-cell table:style-name="ce2" office:value-type="string" calcext:value-type="string">
            <text:p>அவர்களுக்கு</text:p>
          </table:table-cell>
          <table:table-cell table:style-name="ce2" office:value-type="string" calcext:value-type="string">
            <text:p>அவர்களிடம்</text:p>
          </table:table-cell>
          <table:table-cell table:style-name="ce2" office:value-type="string" calcext:value-type="string">
            <text:p>அவர்களது, அவர்களுடைய</text:p>
          </table:table-cell>
          <table:table-cell table:style-name="ce2" office:value-type="string" calcext:value-type="string">
            <text:p>அவர்களோடு</text:p>
          </table:table-cell>
          <table:table-cell table:style-name="ce2" office:value-type="string" calcext:value-type="string">
            <text:p>அவர்களிடமிருந்து</text:p>
          </table:table-cell>
          <table:table-cell table:number-columns-repeated="1013"/>
        </table:table-row>
        <table:table-row table:style-name="ro2">
          <table:table-cell/>
          <table:table-cell table:style-name="ce4"/>
          <table:table-cell table:style-name="ce2" office:value-type="string" calcext:value-type="string">
            <text:p>அது</text:p>
          </table:table-cell>
          <table:table-cell table:style-name="ce2" office:value-type="string" calcext:value-type="string">
            <text:p>அதன்</text:p>
          </table:table-cell>
          <table:table-cell table:style-name="ce2" office:value-type="string" calcext:value-type="string">
            <text:p>அதனை</text:p>
          </table:table-cell>
          <table:table-cell table:style-name="ce2" office:value-type="string" calcext:value-type="string">
            <text:p>அதனால்</text:p>
          </table:table-cell>
          <table:table-cell table:style-name="ce2" office:value-type="string" calcext:value-type="string">
            <text:p>அதற்கு</text:p>
          </table:table-cell>
          <table:table-cell table:style-name="ce2" office:value-type="string" calcext:value-type="string">
            <text:p>அதனிடம்</text:p>
          </table:table-cell>
          <table:table-cell table:style-name="ce2" office:value-type="string" calcext:value-type="string">
            <text:p>அதனது, அதனுடைய</text:p>
          </table:table-cell>
          <table:table-cell table:style-name="ce2" office:value-type="string" calcext:value-type="string">
            <text:p>அதனோடு</text:p>
          </table:table-cell>
          <table:table-cell table:style-name="ce2" office:value-type="string" calcext:value-type="string">
            <text:p>அதனிடமிருந்து</text:p>
          </table:table-cell>
          <table:table-cell table:number-columns-repeated="1013"/>
        </table:table-row>
        <table:table-row table:style-name="ro2">
          <table:table-cell/>
          <table:table-cell table:style-name="ce4"/>
          <table:table-cell table:style-name="ce2" office:value-type="string" calcext:value-type="string">
            <text:p>அவை</text:p>
          </table:table-cell>
          <table:table-cell table:style-name="ce2" office:value-type="string" calcext:value-type="string">
            <text:p>அவற்றின்</text:p>
          </table:table-cell>
          <table:table-cell table:style-name="ce2" office:value-type="string" calcext:value-type="string">
            <text:p>அவற்றை</text:p>
          </table:table-cell>
          <table:table-cell table:style-name="ce2" office:value-type="string" calcext:value-type="string">
            <text:p>அவற்றால்</text:p>
          </table:table-cell>
          <table:table-cell table:style-name="ce2" office:value-type="string" calcext:value-type="string">
            <text:p>அவற்றிற்கு</text:p>
          </table:table-cell>
          <table:table-cell table:style-name="ce2" office:value-type="string" calcext:value-type="string">
            <text:p>அவற்றிடம்</text:p>
          </table:table-cell>
          <table:table-cell table:style-name="ce2" office:value-type="string" calcext:value-type="string">
            <text:p>அவற்றின், அவற்றினுடைய</text:p>
          </table:table-cell>
          <table:table-cell table:style-name="ce2" office:value-type="string" calcext:value-type="string">
            <text:p>அவற்றோடு</text:p>
          </table:table-cell>
          <table:table-cell table:style-name="ce2" office:value-type="string" calcext:value-type="string">
            <text:p>அவற்றிடமிருந்து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number-matrix-columns-spanned="13" table:number-matrix-rows-spanned="10" table:formula="of:=TRANSPOSE([.B3:.K15])" office:value-type="string" office:string-value="Person" calcext:value-type="string">
            <text:p>Person</text:p>
          </table:table-cell>
          <table:table-cell office:value-type="float" office:value="0" calcext:value-type="float">
            <text:p/>
          </table:table-cell>
          <table:table-cell office:value-type="string" office:string-value="1st person" calcext:value-type="string">
            <text:p>1st person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2nd person" calcext:value-type="string">
            <text:p>2nd person</text:p>
          </table:table-cell>
          <table:table-cell office:value-type="float" office:value="0" calcext:value-type="float">
            <text:p/>
          </table:table-cell>
          <table:table-cell office:value-type="string" office:string-value="3rd person" calcext:value-type="string">
            <text:p>3rd person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10"/>
        </table:table-row>
        <table:table-row table:style-name="ro2">
          <table:table-cell/>
          <table:table-cell office:value-type="string" office:string-value="Nominative" calcext:value-type="string">
            <text:p>Nominative</text:p>
          </table:table-cell>
          <table:table-cell office:value-type="float" office:value="0" calcext:value-type="float">
            <text:p/>
          </table:table-cell>
          <table:table-cell office:value-type="string" office:string-value="நான்" calcext:value-type="string">
            <text:p>நான்</text:p>
          </table:table-cell>
          <table:table-cell office:value-type="string" office:string-value="நாம்" calcext:value-type="string">
            <text:p>நாம்</text:p>
          </table:table-cell>
          <table:table-cell office:value-type="string" office:string-value="நாங்கள்" calcext:value-type="string">
            <text:p>நாங்கள்</text:p>
          </table:table-cell>
          <table:table-cell office:value-type="string" office:string-value="நீ" calcext:value-type="string">
            <text:p>நீ</text:p>
          </table:table-cell>
          <table:table-cell office:value-type="string" office:string-value="நீங்கள்" calcext:value-type="string">
            <text:p>நீங்கள்</text:p>
          </table:table-cell>
          <table:table-cell office:value-type="string" office:string-value="அவன்" calcext:value-type="string">
            <text:p>அவன்</text:p>
          </table:table-cell>
          <table:table-cell office:value-type="string" office:string-value="அவள்" calcext:value-type="string">
            <text:p>அவள்</text:p>
          </table:table-cell>
          <table:table-cell office:value-type="string" office:string-value="அவர்" calcext:value-type="string">
            <text:p>அவர்</text:p>
          </table:table-cell>
          <table:table-cell office:value-type="string" office:string-value="அவர்கள்" calcext:value-type="string">
            <text:p>அவர்கள்</text:p>
          </table:table-cell>
          <table:table-cell office:value-type="string" office:string-value="அது" calcext:value-type="string">
            <text:p>அது</text:p>
          </table:table-cell>
          <table:table-cell office:value-type="string" office:string-value="அவை" calcext:value-type="string">
            <text:p>அவை</text:p>
          </table:table-cell>
          <table:table-cell table:number-columns-repeated="1010"/>
        </table:table-row>
        <table:table-row table:style-name="ro2">
          <table:table-cell/>
          <table:table-cell office:value-type="string" office:string-value="Genitive" calcext:value-type="string">
            <text:p>Genitive</text:p>
          </table:table-cell>
          <table:table-cell office:value-type="float" office:value="0" calcext:value-type="float">
            <text:p/>
          </table:table-cell>
          <table:table-cell office:value-type="string" office:string-value="என்" calcext:value-type="string">
            <text:p>என்</text:p>
          </table:table-cell>
          <table:table-cell office:value-type="string" office:string-value="நம்" calcext:value-type="string">
            <text:p>நம்</text:p>
          </table:table-cell>
          <table:table-cell office:value-type="string" office:string-value="எங்கள்" calcext:value-type="string">
            <text:p>எங்கள்</text:p>
          </table:table-cell>
          <table:table-cell office:value-type="string" office:string-value="உன்" calcext:value-type="string">
            <text:p>உன்</text:p>
          </table:table-cell>
          <table:table-cell office:value-type="string" office:string-value="உங்கள்" calcext:value-type="string">
            <text:p>உங்கள்</text:p>
          </table:table-cell>
          <table:table-cell office:value-type="string" office:string-value="அவன்" calcext:value-type="string">
            <text:p>அவன்</text:p>
          </table:table-cell>
          <table:table-cell office:value-type="string" office:string-value="அவள்" calcext:value-type="string">
            <text:p>அவள்</text:p>
          </table:table-cell>
          <table:table-cell office:value-type="string" office:string-value="அவர்" calcext:value-type="string">
            <text:p>அவர்</text:p>
          </table:table-cell>
          <table:table-cell office:value-type="string" office:string-value="அவர்கள்" calcext:value-type="string">
            <text:p>அவர்கள்</text:p>
          </table:table-cell>
          <table:table-cell office:value-type="string" office:string-value="அதன்" calcext:value-type="string">
            <text:p>அதன்</text:p>
          </table:table-cell>
          <table:table-cell office:value-type="string" office:string-value="அவற்றின்" calcext:value-type="string">
            <text:p>அவற்றின்</text:p>
          </table:table-cell>
          <table:table-cell table:number-columns-repeated="1010"/>
        </table:table-row>
        <table:table-row table:style-name="ro2">
          <table:table-cell/>
          <table:table-cell office:value-type="string" office:string-value="Accusative" calcext:value-type="string">
            <text:p>Accusative</text:p>
          </table:table-cell>
          <table:table-cell office:value-type="float" office:value="0" calcext:value-type="float">
            <text:p/>
          </table:table-cell>
          <table:table-cell office:value-type="string" office:string-value="என்னை" calcext:value-type="string">
            <text:p>என்னை</text:p>
          </table:table-cell>
          <table:table-cell office:value-type="string" office:string-value="நம்மை" calcext:value-type="string">
            <text:p>நம்மை</text:p>
          </table:table-cell>
          <table:table-cell office:value-type="string" office:string-value="எங்களை" calcext:value-type="string">
            <text:p>எங்களை</text:p>
          </table:table-cell>
          <table:table-cell office:value-type="string" office:string-value="உன்னை" calcext:value-type="string">
            <text:p>உன்னை</text:p>
          </table:table-cell>
          <table:table-cell office:value-type="string" office:string-value="உங்களை" calcext:value-type="string">
            <text:p>உங்களை</text:p>
          </table:table-cell>
          <table:table-cell office:value-type="string" office:string-value="அவனை" calcext:value-type="string">
            <text:p>அவனை</text:p>
          </table:table-cell>
          <table:table-cell office:value-type="string" office:string-value="அவளை" calcext:value-type="string">
            <text:p>அவளை</text:p>
          </table:table-cell>
          <table:table-cell office:value-type="string" office:string-value="அவரை" calcext:value-type="string">
            <text:p>அவரை</text:p>
          </table:table-cell>
          <table:table-cell office:value-type="string" office:string-value="அவர்களை" calcext:value-type="string">
            <text:p>அவர்களை</text:p>
          </table:table-cell>
          <table:table-cell office:value-type="string" office:string-value="அதனை" calcext:value-type="string">
            <text:p>அதனை</text:p>
          </table:table-cell>
          <table:table-cell office:value-type="string" office:string-value="அவற்றை" calcext:value-type="string">
            <text:p>அவற்றை</text:p>
          </table:table-cell>
          <table:table-cell table:number-columns-repeated="1010"/>
        </table:table-row>
        <table:table-row table:style-name="ro2">
          <table:table-cell/>
          <table:table-cell office:value-type="string" office:string-value="Instrumental" calcext:value-type="string">
            <text:p>Instrumental</text:p>
          </table:table-cell>
          <table:table-cell office:value-type="float" office:value="0" calcext:value-type="float">
            <text:p/>
          </table:table-cell>
          <table:table-cell office:value-type="string" office:string-value="என்னால்" calcext:value-type="string">
            <text:p>என்னால்</text:p>
          </table:table-cell>
          <table:table-cell office:value-type="string" office:string-value="நம்மால்" calcext:value-type="string">
            <text:p>நம்மால்</text:p>
          </table:table-cell>
          <table:table-cell office:value-type="string" office:string-value="எங்களால்" calcext:value-type="string">
            <text:p>எங்களால்</text:p>
          </table:table-cell>
          <table:table-cell office:value-type="string" office:string-value="உன்னால்" calcext:value-type="string">
            <text:p>உன்னால்</text:p>
          </table:table-cell>
          <table:table-cell office:value-type="string" office:string-value="உங்களால்" calcext:value-type="string">
            <text:p>உங்களால்</text:p>
          </table:table-cell>
          <table:table-cell office:value-type="string" office:string-value="அவனால்" calcext:value-type="string">
            <text:p>அவனால்</text:p>
          </table:table-cell>
          <table:table-cell office:value-type="string" office:string-value="அவளால்" calcext:value-type="string">
            <text:p>அவளால்</text:p>
          </table:table-cell>
          <table:table-cell office:value-type="string" office:string-value="அவரால்" calcext:value-type="string">
            <text:p>அவரால்</text:p>
          </table:table-cell>
          <table:table-cell office:value-type="string" office:string-value="அவர்களால்" calcext:value-type="string">
            <text:p>அவர்களால்</text:p>
          </table:table-cell>
          <table:table-cell office:value-type="string" office:string-value="அதனால்" calcext:value-type="string">
            <text:p>அதனால்</text:p>
          </table:table-cell>
          <table:table-cell office:value-type="string" office:string-value="அவற்றால்" calcext:value-type="string">
            <text:p>அவற்றால்</text:p>
          </table:table-cell>
          <table:table-cell table:number-columns-repeated="1010"/>
        </table:table-row>
        <table:table-row table:style-name="ro2">
          <table:table-cell/>
          <table:table-cell office:value-type="string" office:string-value="Dative" calcext:value-type="string">
            <text:p>Dative</text:p>
          </table:table-cell>
          <table:table-cell office:value-type="float" office:value="0" calcext:value-type="float">
            <text:p/>
          </table:table-cell>
          <table:table-cell office:value-type="string" office:string-value="எனக்கு" calcext:value-type="string">
            <text:p>எனக்கு</text:p>
          </table:table-cell>
          <table:table-cell office:value-type="string" office:string-value="நமக்கு" calcext:value-type="string">
            <text:p>நமக்கு</text:p>
          </table:table-cell>
          <table:table-cell office:value-type="string" office:string-value="எங்களுக்கு" calcext:value-type="string">
            <text:p>எங்களுக்கு</text:p>
          </table:table-cell>
          <table:table-cell office:value-type="string" office:string-value="உனக்கு" calcext:value-type="string">
            <text:p>உனக்கு</text:p>
          </table:table-cell>
          <table:table-cell office:value-type="string" office:string-value="உங்களுக்கு" calcext:value-type="string">
            <text:p>உங்களுக்கு</text:p>
          </table:table-cell>
          <table:table-cell office:value-type="string" office:string-value="அவனுக்கு" calcext:value-type="string">
            <text:p>அவனுக்கு</text:p>
          </table:table-cell>
          <table:table-cell office:value-type="string" office:string-value="அவளுக்கு" calcext:value-type="string">
            <text:p>அவளுக்கு</text:p>
          </table:table-cell>
          <table:table-cell office:value-type="string" office:string-value="அவருக்கு" calcext:value-type="string">
            <text:p>அவருக்கு</text:p>
          </table:table-cell>
          <table:table-cell office:value-type="string" office:string-value="அவர்களுக்கு" calcext:value-type="string">
            <text:p>அவர்களுக்கு</text:p>
          </table:table-cell>
          <table:table-cell office:value-type="string" office:string-value="அதற்கு" calcext:value-type="string">
            <text:p>அதற்கு</text:p>
          </table:table-cell>
          <table:table-cell office:value-type="string" office:string-value="அவற்றிற்கு" calcext:value-type="string">
            <text:p>அவற்றிற்கு</text:p>
          </table:table-cell>
          <table:table-cell table:number-columns-repeated="1010"/>
        </table:table-row>
        <table:table-row table:style-name="ro2">
          <table:table-cell/>
          <table:table-cell office:value-type="string" office:string-value="Locative" calcext:value-type="string">
            <text:p>Locative</text:p>
          </table:table-cell>
          <table:table-cell office:value-type="float" office:value="0" calcext:value-type="float">
            <text:p/>
          </table:table-cell>
          <table:table-cell office:value-type="string" office:string-value="என்னிடம்" calcext:value-type="string">
            <text:p>என்னிடம்</text:p>
          </table:table-cell>
          <table:table-cell office:value-type="string" office:string-value="நம்மிடம்" calcext:value-type="string">
            <text:p>நம்மிடம்</text:p>
          </table:table-cell>
          <table:table-cell office:value-type="string" office:string-value="எங்களிடம்" calcext:value-type="string">
            <text:p>எங்களிடம்</text:p>
          </table:table-cell>
          <table:table-cell office:value-type="string" office:string-value="உன்னிடம்" calcext:value-type="string">
            <text:p>உன்னிடம்</text:p>
          </table:table-cell>
          <table:table-cell office:value-type="string" office:string-value="உங்களிடம்" calcext:value-type="string">
            <text:p>உங்களிடம்</text:p>
          </table:table-cell>
          <table:table-cell office:value-type="string" office:string-value="அவனிடம்" calcext:value-type="string">
            <text:p>அவனிடம்</text:p>
          </table:table-cell>
          <table:table-cell office:value-type="string" office:string-value="அவளிடம்" calcext:value-type="string">
            <text:p>அவளிடம்</text:p>
          </table:table-cell>
          <table:table-cell office:value-type="string" office:string-value="அவரிடம்" calcext:value-type="string">
            <text:p>அவரிடம்</text:p>
          </table:table-cell>
          <table:table-cell office:value-type="string" office:string-value="அவர்களிடம்" calcext:value-type="string">
            <text:p>அவர்களிடம்</text:p>
          </table:table-cell>
          <table:table-cell office:value-type="string" office:string-value="அதனிடம்" calcext:value-type="string">
            <text:p>அதனிடம்</text:p>
          </table:table-cell>
          <table:table-cell office:value-type="string" office:string-value="அவற்றிடம்" calcext:value-type="string">
            <text:p>அவற்றிடம்</text:p>
          </table:table-cell>
          <table:table-cell table:number-columns-repeated="1010"/>
        </table:table-row>
        <table:table-row table:style-name="ro2">
          <table:table-cell/>
          <table:table-cell office:value-type="string" office:string-value="Genitive" calcext:value-type="string">
            <text:p>Genitive</text:p>
          </table:table-cell>
          <table:table-cell office:value-type="float" office:value="0" calcext:value-type="float">
            <text:p/>
          </table:table-cell>
          <table:table-cell office:value-type="string" office:string-value="எனது, என்னுடைய" calcext:value-type="string">
            <text:p>எனது, என்னுடைய</text:p>
          </table:table-cell>
          <table:table-cell office:value-type="string" office:string-value="நமது, நம்முடைய" calcext:value-type="string">
            <text:p>நமது, நம்முடைய</text:p>
          </table:table-cell>
          <table:table-cell office:value-type="string" office:string-value="எங்களது, எங்களுடைய" calcext:value-type="string">
            <text:p>எங்களது, எங்களுடைய</text:p>
          </table:table-cell>
          <table:table-cell office:value-type="string" office:string-value="உனது, உன்னுடைய" calcext:value-type="string">
            <text:p>உனது, உன்னுடைய</text:p>
          </table:table-cell>
          <table:table-cell office:value-type="string" office:string-value="உங்களது, உங்களுடைய" calcext:value-type="string">
            <text:p>உங்களது, உங்களுடைய</text:p>
          </table:table-cell>
          <table:table-cell office:value-type="string" office:string-value="அவனது, அவனுடைய" calcext:value-type="string">
            <text:p>அவனது, அவனுடைய</text:p>
          </table:table-cell>
          <table:table-cell office:value-type="string" office:string-value="அவளது, அவளுடைய" calcext:value-type="string">
            <text:p>அவளது, அவளுடைய</text:p>
          </table:table-cell>
          <table:table-cell office:value-type="string" office:string-value="அவரது, அவருடைய" calcext:value-type="string">
            <text:p>அவரது, அவருடைய</text:p>
          </table:table-cell>
          <table:table-cell office:value-type="string" office:string-value="அவர்களது, அவர்களுடைய" calcext:value-type="string">
            <text:p>அவர்களது, அவர்களுடைய</text:p>
          </table:table-cell>
          <table:table-cell office:value-type="string" office:string-value="அதனது, அதனுடைய" calcext:value-type="string">
            <text:p>அதனது, அதனுடைய</text:p>
          </table:table-cell>
          <table:table-cell office:value-type="string" office:string-value="அவற்றின், அவற்றினுடைய" calcext:value-type="string">
            <text:p>அவற்றின், அவற்றினுடைய</text:p>
          </table:table-cell>
          <table:table-cell table:number-columns-repeated="1010"/>
        </table:table-row>
        <table:table-row table:style-name="ro2">
          <table:table-cell/>
          <table:table-cell office:value-type="string" office:string-value="Sociative" calcext:value-type="string">
            <text:p>Sociative</text:p>
          </table:table-cell>
          <table:table-cell office:value-type="float" office:value="0" calcext:value-type="float">
            <text:p/>
          </table:table-cell>
          <table:table-cell office:value-type="string" office:string-value="என்னோடு" calcext:value-type="string">
            <text:p>என்னோடு</text:p>
          </table:table-cell>
          <table:table-cell office:value-type="string" office:string-value="நம்மோடு" calcext:value-type="string">
            <text:p>நம்மோடு</text:p>
          </table:table-cell>
          <table:table-cell office:value-type="string" office:string-value="எங்களோடு" calcext:value-type="string">
            <text:p>எங்களோடு</text:p>
          </table:table-cell>
          <table:table-cell office:value-type="string" office:string-value="உன்னோடு" calcext:value-type="string">
            <text:p>உன்னோடு</text:p>
          </table:table-cell>
          <table:table-cell office:value-type="string" office:string-value="உங்களோடு" calcext:value-type="string">
            <text:p>உங்களோடு</text:p>
          </table:table-cell>
          <table:table-cell office:value-type="string" office:string-value="அவனோடு" calcext:value-type="string">
            <text:p>அவனோடு</text:p>
          </table:table-cell>
          <table:table-cell office:value-type="string" office:string-value="அவளோடு" calcext:value-type="string">
            <text:p>அவளோடு</text:p>
          </table:table-cell>
          <table:table-cell office:value-type="string" office:string-value="அவரோடு" calcext:value-type="string">
            <text:p>அவரோடு</text:p>
          </table:table-cell>
          <table:table-cell office:value-type="string" office:string-value="அவர்களோடு" calcext:value-type="string">
            <text:p>அவர்களோடு</text:p>
          </table:table-cell>
          <table:table-cell office:value-type="string" office:string-value="அதனோடு" calcext:value-type="string">
            <text:p>அதனோடு</text:p>
          </table:table-cell>
          <table:table-cell office:value-type="string" office:string-value="அவற்றோடு" calcext:value-type="string">
            <text:p>அவற்றோடு</text:p>
          </table:table-cell>
          <table:table-cell table:number-columns-repeated="1010"/>
        </table:table-row>
        <table:table-row table:style-name="ro2">
          <table:table-cell/>
          <table:table-cell office:value-type="string" office:string-value="Ablative" calcext:value-type="string">
            <text:p>Ablative</text:p>
          </table:table-cell>
          <table:table-cell office:value-type="float" office:value="0" calcext:value-type="float">
            <text:p/>
          </table:table-cell>
          <table:table-cell office:value-type="string" office:string-value="என்னிடமிருந்து" calcext:value-type="string">
            <text:p>என்னிடமிருந்து</text:p>
          </table:table-cell>
          <table:table-cell office:value-type="string" office:string-value="நம்மிடமிருந்து" calcext:value-type="string">
            <text:p>நம்மிடமிருந்து</text:p>
          </table:table-cell>
          <table:table-cell office:value-type="string" office:string-value="எங்களிடமிருந்து" calcext:value-type="string">
            <text:p>எங்களிடமிருந்து</text:p>
          </table:table-cell>
          <table:table-cell office:value-type="string" office:string-value="உன்னிடமிருந்து" calcext:value-type="string">
            <text:p>உன்னிடமிருந்து</text:p>
          </table:table-cell>
          <table:table-cell office:value-type="string" office:string-value="உங்களிடமிருந்து" calcext:value-type="string">
            <text:p>உங்களிடமிருந்து</text:p>
          </table:table-cell>
          <table:table-cell office:value-type="string" office:string-value="அவனிடமிருந்து" calcext:value-type="string">
            <text:p>அவனிடமிருந்து</text:p>
          </table:table-cell>
          <table:table-cell office:value-type="string" office:string-value="அவளிடமிருந்து" calcext:value-type="string">
            <text:p>அவளிடமிருந்து</text:p>
          </table:table-cell>
          <table:table-cell office:value-type="string" office:string-value="அவரிடமிருந்து" calcext:value-type="string">
            <text:p>அவரிடமிருந்து</text:p>
          </table:table-cell>
          <table:table-cell office:value-type="string" office:string-value="அவர்களிடமிருந்து" calcext:value-type="string">
            <text:p>அவர்களிடமிருந்து</text:p>
          </table:table-cell>
          <table:table-cell office:value-type="string" office:string-value="அதனிடமிருந்து" calcext:value-type="string">
            <text:p>அதனிடமிருந்து</text:p>
          </table:table-cell>
          <table:table-cell office:value-type="string" office:string-value="அவற்றிடமிருந்து" calcext:value-type="string">
            <text:p>அவற்றிடமிருந்து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தாங்கள்</text:p>
          </table:table-cell>
          <table:table-cell table:style-name="ce5" office:value-type="string" calcext:value-type="string">
            <text:p>more courteous term for 'neengal'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தங்கள்</text:p>
          </table:table-cell>
          <table:table-cell table:style-name="ce5" office:value-type="string" calcext:value-type="string">
            <text:p>Thangal (தங்கள்) would be the objective form of Thaangal.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7" meta:object-count="0"/>
    <meta:generator>LibreOfficeDev/6.0.5.2$Linux_X86_64 LibreOffice_project/</meta:generator>
  </office:meta>
</office:document-meta>
</file>